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26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3"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3"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3"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3"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3"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3"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3" office:value-type="string">
            <text:p>Crops with Salt Resistance or Salt Absorption are marked with these symbo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1">02/11/2018</text:date>, <text:time>18:23: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1T18:23:31.79</dc:date>
    <dc:creator>Seab Dinch</dc:creator>
    <meta:editing-duration>P43DT3H21S</meta:editing-duration>
    <meta:editing-cycles>944</meta:editing-cycles>
    <meta:document-statistic meta:table-count="1" meta:cell-count="5255" meta:object-count="0"/>
  </office:meta>
</office:document-meta>
</file>